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MapperFactory.removeRowMapping( Class returnTyp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MapperFactory.setDefaultRowMapping( Class &lt; ? extends RowMapper &gt; rowMapp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wMapperFactory.getRowMapper( ResultSet rs , Class returnTypeClass , Calendar c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wMapperFactory.setDefaultXmlRowMapping( Class mapToClass , Class &lt; ? extends RowMapper &gt; rowMapp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MapperFactory.getMapper( Class &lt; ? extends RowMapper &gt; rowMapper , ResultSet rs , Class returnType , Calendar c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owMapperFactory.replaceRowMapping( Class returnTypeClass , Class &lt; ? extends RowMapper &gt; rowMapp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MapperFactory.addRowMapping( Class returnTypeClass , Class &lt; ? extends RowMapper &gt; rowMapp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